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officeooo:rsid="001347d5" officeooo:paragraph-rsid="000a49b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paragraph-rsid="000a49b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07011" officeooo:paragraph-rsid="000a49b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107011" officeooo:paragraph-rsid="000c41d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5c226" officeooo:paragraph-rsid="000a49b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a49b8" officeooo:paragraph-rsid="000a49b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bd002" officeooo:paragraph-rsid="000bd00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0bd002" officeooo:paragraph-rsid="000c41d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0c41d4" officeooo:paragraph-rsid="000c41d4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0a49b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07011" officeooo:paragraph-rsid="000a49b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347d5" officeooo:paragraph-rsid="000a49b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0a49b8"/>
    </style:style>
    <style:style style:name="T1" style:family="text">
      <style:text-properties fo:font-variant="normal" fo:text-transform="none" fo:color="#000000" fo:letter-spacing="normal" fo:font-style="normal" officeooo:rsid="0011043b"/>
    </style:style>
    <style:style style:name="T2" style:family="text">
      <style:text-properties fo:font-variant="normal" fo:text-transform="none" fo:color="#000000" fo:letter-spacing="normal" fo:font-style="normal" officeooo:rsid="00173b4f"/>
    </style:style>
    <style:style style:name="T3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style:text-underline-style="none" fo:font-weight="normal" officeooo:rsid="001b90e2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style:text-underline-style="none" fo:font-weight="normal" officeooo:rsid="0011043b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style:text-underline-style="none" fo:font-weight="normal" officeooo:rsid="000a49b8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07011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107011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49b8"/>
    </style:style>
    <style:style style:name="T13" style:family="text">
      <style:text-properties officeooo:rsid="000bd002"/>
    </style:style>
    <style:style style:name="T14" style:family="text">
      <style:text-properties officeooo:rsid="000c41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eer Review</text:span></text:p>
      <text:p text:style-name="P10"><text:span text:style-name="T2"/></text:p>
      <text:p text:style-name="P2"><text:span text:style-name="T4">For: 1DV607, Workshop 3, Grade 2</text:span></text:p>
      <text:p text:style-name="P2"><text:span text:style-name="T4">To: Patrik Nilsson</text:span><text:span text:style-name="T6">(pn222en)</text:span></text:p>
      <text:p text:style-name="P2"><text:span text:style-name="T5">F</text:span><text:span text:style-name="T4">rom: Rasmus(</text:span><text:span text:style-name="T3">rl22dv</text:span><text:span text:style-name="T4">), Henry(hp222fq), Seldin(smubc09)</text:span></text:p>
      <text:p text:style-name="P3"/>
      <text:p text:style-name="P3"><text:bookmark text:name="docs-internal-guid-129815ea-25ec-79a8-4899-f2c964260669"/><text:span text:style-name="T8">Try to compile/use the source code provided. Can you get it up and running? Is anything problematic?</text:span><text:span text:style-name="T11"> </text:span></text:p>
      <text:p text:style-name="P3">- <text:span text:style-name="T12">We got the code up and running whiteout any problems.</text:span></text:p>
      <text:p text:style-name="P11"/>
      <text:p text:style-name="P3"><text:bookmark text:name="docs-internal-guid-129815ea-25ec-b319-e85f-35137ef43cb1"/><text:span text:style-name="T8">Test the runnable version of the application in a realistic way. Note any problems/bugs.</text:span><text:span text:style-name="T11"> </text:span></text:p>
      <text:p text:style-name="P6">- We tested the code. While not all the requirements for Grade 2 was implemented the program ran fine without any problems.</text:p>
      <text:p text:style-name="P3"/>
      <text:p text:style-name="P3"><text:bookmark text:name="docs-internal-guid-129815ea-25ec-dee8-e584-50aaf5a7eff0"/><text:span text:style-name="T8">Does the implementation and diagrams conform (do they show the same thing)? Are there any missing relations? Relations in the wrong direction?</text:span><text:span text:style-name="T11"> </text:span></text:p>
      <text:p text:style-name="P6">- We could not find any UML class diagram in the link you provided us with unfortunately.</text:p>
      <text:p text:style-name="P3"/>
      <text:p text:style-name="P3"><text:bookmark text:name="docs-internal-guid-129815ea-25ed-3de8-2033-10e5a0a59e1e"/><text:span text:style-name="T8">Is the dependency between controller and view handled? How? Good? Bad?</text:span><text:span text:style-name="T11"> </text:span></text:p>
      <text:p text:style-name="P6">- The hidden dependency is handled. Although it can be made much simpler and will reduce your code slightly (by using a value of some sort instead of creating methods for each scenario play, hit and stand). </text:p>
      <text:p text:style-name="P3"/>
      <text:p text:style-name="P3"><text:bookmark text:name="docs-internal-guid-129815ea-25ed-aa0c-c61f-5036e9514d72"/><text:span text:style-name="T8">Is the Strategy Pattern used correctly for the rule variant Soft17?</text:span><text:span text:style-name="T11"> </text:span></text:p>
      <text:p text:style-name="P7">- Soft17 is implemented while hasAce field is not mandatory in this solution. You can get away with a less code, but this is just picky and one could say this adds readability. Otherwise noting else to mention.</text:p>
      <text:p text:style-name="P3"/>
      <text:p text:style-name="P13"><text:bookmark text:name="docs-internal-guid-129815ea-25ee-02b7-9699-b51a3c07587e"/><text:span text:style-name="T9">Is the Strategy Pattern used correctly for the variations of who wins the game?</text:span><text:span text:style-name="T10"> </text:span></text:p>
      <text:p text:style-name="P7">- Win strategy is implemented correctly.</text:p>
      <text:p text:style-name="P3"/>
      <text:p text:style-name="P3"><text:bookmark text:name="docs-internal-guid-129815ea-25ee-4608-fa94-703ab9daf727"/><text:span text:style-name="T8">Is the duplicate code removed from everywhere and put in a place that does not add any dependencies (What class already knows about cards and the deck)? Are interfaces updated to reflect the change?</text:span><text:span text:style-name="T11"> </text:span></text:p>
      <text:p text:style-name="P7">- Duplicated code is still there, it seams that the group has completely forgotten about this. Or maybe they misunderstood, but the part</text:p>
      <text:p text:style-name="P7"><text:tab/>c = deck.GetCard()</text:p>
      <text:p text:style-name="P7"><text:tab/>c.show(..)</text:p>
      <text:p text:style-name="P7"><text:tab/>player.DealCard(c)</text:p>
      <text:p text:style-name="P7"><text:s text:c="2"/>is duplicated both in AmericanNewGameStrategy and InternatioalNewGameStrategy</text:p>
      <text:p text:style-name="P7"><text:s text:c="2"/>and should be logically removed. One could argue about the same code in Dealer</text:p>
      <text:p text:style-name="P7"><text:s text:c="2"/>but we don't.</text:p>
      <text:p text:style-name="P3"/>
      <text:p text:style-name="P3"><text:bookmark text:name="docs-internal-guid-129815ea-25ef-dcb9-1e81-a386ae2a2475"/><text:span text:style-name="T8">Is the Observer Pattern correctly implemented?</text:span><text:span text:style-name="T11"> </text:span></text:p>
      <text:p text:style-name="P7">- Observer pattern not implemented. The Interface is created and implemented in PlayGame but the code is not implemented, the implementation of the Observer pattern is not used completely correct. But <text:span text:style-name="T14">you are in the right direction</text:span> to solving the problem.</text:p>
      <text:p text:style-name="P3"/>
      <text:p text:style-name="P11"><text:span text:style-name="T7"/></text:p>
      <text:p text:style-name="P11"><text:bookmark text:name="docs-internal-guid-129815ea-25ef-f387-6d51-dee06419634e"/><text:soft-page-break/><text:span text:style-name="T7">Is the class diagram updated to reflect the changes?</text:span> </text:p>
      <text:p text:style-name="P7">We did not find an UML class diagram as mentioned abo<text:span text:style-name="T14">ve, so no its not updated.</text:span></text:p>
      <text:p text:style-name="P3"/>
      <text:p text:style-name="P3"><text:bookmark text:name="docs-internal-guid-129815ea-25f0-06b9-98e4-03e4f7aabdb9"/><text:span text:style-name="T8">Do you think the design/implementation has passed the grade 2 criteria?</text:span><text:span text:style-name="T11"> </text:span></text:p>
      <text:p text:style-name="P9">No we don’t think you have passed the criteria for grade 2. Some requirements are implemented but others are not. You probably already know about this.</text:p>
      <text:p text:style-name="P3"/>
      <text:p text:style-name="P5"><text:span text:style-name="T11">To think about</text:span></text:p>
      <text:p text:style-name="P9">Nothing to remark on code wise just need to fulfill all the requirements.</text:p>
      <text:p text:style-name="P3"/>
      <text:p text:style-name="P3"><text:span text:style-name="T11">Not implemented or not implemented correctly</text:span></text:p>
      <text:p text:style-name="P3">: <text:span text:style-name="T14">No UML class diagrams</text:span></text:p>
      <text:p text:style-name="P3">: <text:span text:style-name="T14">Duplicated code is not implemented correctly.</text:span></text:p>
      <text:p text:style-name="P4"><text:span text:style-name="T13"><text:tab/>c = deck.GetCard()</text:span></text:p>
      <text:p text:style-name="P8"><text:tab/>c.show(..)</text:p>
      <text:p text:style-name="P8"><text:tab/>player.DealCard(c)</text:p>
      <text:p text:style-name="P8">: <text:span text:style-name="T14">You just need to finish up the Observer pattern. Now it’s 50% done.</text:span></text:p>
      <text:p text:style-name="P3"/>
      <text:p text:style-name="P12">References</text:p>
      <text:p text:style-name="P1">1.Larman, C., Applying UML and Patterns 3rd Ed, 2005, ISBN: 0-13-148906-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5:31:50.761000000</meta:creation-date>
    <dc:date>2016-11-02T19:22:29.379000000</dc:date>
    <meta:editing-duration>PT7M27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2" meta:paragraph-count="41" meta:word-count="495" meta:character-count="3016" meta:non-whitespace-character-count="2539"/>
  </office:meta>
</office:document-meta>
</file>